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5"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weight="bold" style:font-weight-asian="bold" style:font-weight-complex="bold"/>
    </style:style>
    <style:style style:name="P7" style:family="paragraph" style:parent-style-name="Standard">
      <style:paragraph-properties fo:margin-left="0cm" fo:margin-right="0cm" fo:line-height="115%" fo:text-indent="1.27cm" style:auto-text-indent="false" fo:break-before="auto" fo:break-after="auto" style:writing-mode="lr-tb"/>
      <style:text-properties fo:font-size="14pt" fo:font-weight="bold" style:font-size-asian="14pt" style:font-weight-asian="bold" style:font-size-complex="14pt" style:font-weight-complex="bold"/>
    </style:style>
    <style:style style:name="P8"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fo:font-size="14pt" fo:font-weight="bold" style:font-size-asian="14pt" style:font-weight-asian="bold" style:font-size-complex="14pt" style:font-weight-complex="bold"/>
    </style:style>
    <style:style style:name="P9" style:family="paragraph" style:parent-style-name="Heading_20_1" style:master-page-name="Standard">
      <style:paragraph-properties fo:line-height="115%" style:page-number="auto" fo:break-before="auto" fo:break-after="auto" style:writing-mode="lr-tb"/>
    </style:style>
    <style:style style:name="P10" style:family="paragraph" style:parent-style-name="Heading_20_2">
      <style:paragraph-properties fo:line-height="115%" fo:text-align="justify" style:justify-single-word="false" fo:break-before="auto" fo:break-after="auto" style:writing-mode="lr-tb"/>
    </style:style>
    <style:style style:name="P11"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0"><text:bookmark text:name="h.alqfht7fs04r"/>IRWIN</text:h>
      <text:p text:style-name="P1"/>
      <text:p text:style-name="P1"><office:annotation><dc:date>0000-00-00T00:00:00</dc:date><text:p text:style-name="P11"><text:span text:style-name="T3">Nope. To się nie pojawi</text:span></text:p></office:annotation>obrazek: </text:p>
      <text:p text:style-name="P1"/>
      <text:p text:style-name="P1"><text:a xlink:type="simple" xlink:href="http://40.media.tumblr.com/52b8dd16b0d97f10af62f73a0f35c25f/tumblr_nmoags7p3U1soeabho1_500.jpg" text:style-name="Internet_20_link" text:visited-style-name="Visited_20_Internet_20_Link">http</text:a><text:a xlink:type="simple" xlink:href="http://40.media.tumblr.com/52b8dd16b0d97f10af62f73a0f35c25f/tumblr_nmoags7p3U1soeabho1_500.jpg" text:style-name="Internet_20_link" text:visited-style-name="Visited_20_Internet_20_Link">://40.</text:a><text:a xlink:type="simple" xlink:href="http://40.media.tumblr.com/52b8dd16b0d97f10af62f73a0f35c25f/tumblr_nmoags7p3U1soeabho1_500.jpg" text:style-name="Internet_20_link" text:visited-style-name="Visited_20_Internet_20_Link">media</text:a><text:a xlink:type="simple" xlink:href="http://40.media.tumblr.com/52b8dd16b0d97f10af62f73a0f35c25f/tumblr_nmoags7p3U1soeabho1_500.jpg" text:style-name="Internet_20_link" text:visited-style-name="Visited_20_Internet_20_Link">.</text:a><text:a xlink:type="simple" xlink:href="http://40.media.tumblr.com/52b8dd16b0d97f10af62f73a0f35c25f/tumblr_nmoags7p3U1soeabho1_500.jpg" text:style-name="Internet_20_link" text:visited-style-name="Visited_20_Internet_20_Link">tumblr</text:a><text:a xlink:type="simple" xlink:href="http://40.media.tumblr.com/52b8dd16b0d97f10af62f73a0f35c25f/tumblr_nmoags7p3U1soeabho1_500.jpg" text:style-name="Internet_20_link" text:visited-style-name="Visited_20_Internet_20_Link">.</text:a><text:a xlink:type="simple" xlink:href="http://40.media.tumblr.com/52b8dd16b0d97f10af62f73a0f35c25f/tumblr_nmoags7p3U1soeabho1_500.jpg" text:style-name="Internet_20_link" text:visited-style-name="Visited_20_Internet_20_Link">com</text:a><text:a xlink:type="simple" xlink:href="http://40.media.tumblr.com/52b8dd16b0d97f10af62f73a0f35c25f/tumblr_nmoags7p3U1soeabho1_500.jpg" text:style-name="Internet_20_link" text:visited-style-name="Visited_20_Internet_20_Link">/52</text:a><text:a xlink:type="simple" xlink:href="http://40.media.tumblr.com/52b8dd16b0d97f10af62f73a0f35c25f/tumblr_nmoags7p3U1soeabho1_500.jpg" text:style-name="Internet_20_link" text:visited-style-name="Visited_20_Internet_20_Link">b</text:a><text:a xlink:type="simple" xlink:href="http://40.media.tumblr.com/52b8dd16b0d97f10af62f73a0f35c25f/tumblr_nmoags7p3U1soeabho1_500.jpg" text:style-name="Internet_20_link" text:visited-style-name="Visited_20_Internet_20_Link">8</text:a><text:a xlink:type="simple" xlink:href="http://40.media.tumblr.com/52b8dd16b0d97f10af62f73a0f35c25f/tumblr_nmoags7p3U1soeabho1_500.jpg" text:style-name="Internet_20_link" text:visited-style-name="Visited_20_Internet_20_Link">dd</text:a><text:a xlink:type="simple" xlink:href="http://40.media.tumblr.com/52b8dd16b0d97f10af62f73a0f35c25f/tumblr_nmoags7p3U1soeabho1_500.jpg" text:style-name="Internet_20_link" text:visited-style-name="Visited_20_Internet_20_Link">16</text:a><text:a xlink:type="simple" xlink:href="http://40.media.tumblr.com/52b8dd16b0d97f10af62f73a0f35c25f/tumblr_nmoags7p3U1soeabho1_500.jpg" text:style-name="Internet_20_link" text:visited-style-name="Visited_20_Internet_20_Link">b</text:a><text:a xlink:type="simple" xlink:href="http://40.media.tumblr.com/52b8dd16b0d97f10af62f73a0f35c25f/tumblr_nmoags7p3U1soeabho1_500.jpg" text:style-name="Internet_20_link" text:visited-style-name="Visited_20_Internet_20_Link">0</text:a><text:a xlink:type="simple" xlink:href="http://40.media.tumblr.com/52b8dd16b0d97f10af62f73a0f35c25f/tumblr_nmoags7p3U1soeabho1_500.jpg" text:style-name="Internet_20_link" text:visited-style-name="Visited_20_Internet_20_Link">d</text:a><text:a xlink:type="simple" xlink:href="http://40.media.tumblr.com/52b8dd16b0d97f10af62f73a0f35c25f/tumblr_nmoags7p3U1soeabho1_500.jpg" text:style-name="Internet_20_link" text:visited-style-name="Visited_20_Internet_20_Link">97</text:a><text:a xlink:type="simple" xlink:href="http://40.media.tumblr.com/52b8dd16b0d97f10af62f73a0f35c25f/tumblr_nmoags7p3U1soeabho1_500.jpg" text:style-name="Internet_20_link" text:visited-style-name="Visited_20_Internet_20_Link">f</text:a><text:a xlink:type="simple" xlink:href="http://40.media.tumblr.com/52b8dd16b0d97f10af62f73a0f35c25f/tumblr_nmoags7p3U1soeabho1_500.jpg" text:style-name="Internet_20_link" text:visited-style-name="Visited_20_Internet_20_Link">10</text:a><text:a xlink:type="simple" xlink:href="http://40.media.tumblr.com/52b8dd16b0d97f10af62f73a0f35c25f/tumblr_nmoags7p3U1soeabho1_500.jpg" text:style-name="Internet_20_link" text:visited-style-name="Visited_20_Internet_20_Link">af</text:a><text:a xlink:type="simple" xlink:href="http://40.media.tumblr.com/52b8dd16b0d97f10af62f73a0f35c25f/tumblr_nmoags7p3U1soeabho1_500.jpg" text:style-name="Internet_20_link" text:visited-style-name="Visited_20_Internet_20_Link">62</text:a><text:a xlink:type="simple" xlink:href="http://40.media.tumblr.com/52b8dd16b0d97f10af62f73a0f35c25f/tumblr_nmoags7p3U1soeabho1_500.jpg" text:style-name="Internet_20_link" text:visited-style-name="Visited_20_Internet_20_Link">f</text:a><text:a xlink:type="simple" xlink:href="http://40.media.tumblr.com/52b8dd16b0d97f10af62f73a0f35c25f/tumblr_nmoags7p3U1soeabho1_500.jpg" text:style-name="Internet_20_link" text:visited-style-name="Visited_20_Internet_20_Link">73</text:a><text:a xlink:type="simple" xlink:href="http://40.media.tumblr.com/52b8dd16b0d97f10af62f73a0f35c25f/tumblr_nmoags7p3U1soeabho1_500.jpg" text:style-name="Internet_20_link" text:visited-style-name="Visited_20_Internet_20_Link">a</text:a><text:a xlink:type="simple" xlink:href="http://40.media.tumblr.com/52b8dd16b0d97f10af62f73a0f35c25f/tumblr_nmoags7p3U1soeabho1_500.jpg" text:style-name="Internet_20_link" text:visited-style-name="Visited_20_Internet_20_Link">0</text:a><text:a xlink:type="simple" xlink:href="http://40.media.tumblr.com/52b8dd16b0d97f10af62f73a0f35c25f/tumblr_nmoags7p3U1soeabho1_500.jpg" text:style-name="Internet_20_link" text:visited-style-name="Visited_20_Internet_20_Link">f</text:a><text:a xlink:type="simple" xlink:href="http://40.media.tumblr.com/52b8dd16b0d97f10af62f73a0f35c25f/tumblr_nmoags7p3U1soeabho1_500.jpg" text:style-name="Internet_20_link" text:visited-style-name="Visited_20_Internet_20_Link">35</text:a><text:a xlink:type="simple" xlink:href="http://40.media.tumblr.com/52b8dd16b0d97f10af62f73a0f35c25f/tumblr_nmoags7p3U1soeabho1_500.jpg" text:style-name="Internet_20_link" text:visited-style-name="Visited_20_Internet_20_Link">c</text:a><text:a xlink:type="simple" xlink:href="http://40.media.tumblr.com/52b8dd16b0d97f10af62f73a0f35c25f/tumblr_nmoags7p3U1soeabho1_500.jpg" text:style-name="Internet_20_link" text:visited-style-name="Visited_20_Internet_20_Link">25</text:a><text:a xlink:type="simple" xlink:href="http://40.media.tumblr.com/52b8dd16b0d97f10af62f73a0f35c25f/tumblr_nmoags7p3U1soeabho1_500.jpg" text:style-name="Internet_20_link" text:visited-style-name="Visited_20_Internet_20_Link">f</text:a><text:a xlink:type="simple" xlink:href="http://40.media.tumblr.com/52b8dd16b0d97f10af62f73a0f35c25f/tumblr_nmoags7p3U1soeabho1_500.jpg" text:style-name="Internet_20_link" text:visited-style-name="Visited_20_Internet_20_Link">/</text:a><text:a xlink:type="simple" xlink:href="http://40.media.tumblr.com/52b8dd16b0d97f10af62f73a0f35c25f/tumblr_nmoags7p3U1soeabho1_500.jpg" text:style-name="Internet_20_link" text:visited-style-name="Visited_20_Internet_20_Link">tumblr</text:a><text:a xlink:type="simple" xlink:href="http://40.media.tumblr.com/52b8dd16b0d97f10af62f73a0f35c25f/tumblr_nmoags7p3U1soeabho1_500.jpg" text:style-name="Internet_20_link" text:visited-style-name="Visited_20_Internet_20_Link">_</text:a><text:a xlink:type="simple" xlink:href="http://40.media.tumblr.com/52b8dd16b0d97f10af62f73a0f35c25f/tumblr_nmoags7p3U1soeabho1_500.jpg" text:style-name="Internet_20_link" text:visited-style-name="Visited_20_Internet_20_Link">nmoags</text:a><text:a xlink:type="simple" xlink:href="http://40.media.tumblr.com/52b8dd16b0d97f10af62f73a0f35c25f/tumblr_nmoags7p3U1soeabho1_500.jpg" text:style-name="Internet_20_link" text:visited-style-name="Visited_20_Internet_20_Link">7</text:a><text:a xlink:type="simple" xlink:href="http://40.media.tumblr.com/52b8dd16b0d97f10af62f73a0f35c25f/tumblr_nmoags7p3U1soeabho1_500.jpg" text:style-name="Internet_20_link" text:visited-style-name="Visited_20_Internet_20_Link">p</text:a><text:a xlink:type="simple" xlink:href="http://40.media.tumblr.com/52b8dd16b0d97f10af62f73a0f35c25f/tumblr_nmoags7p3U1soeabho1_500.jpg" text:style-name="Internet_20_link" text:visited-style-name="Visited_20_Internet_20_Link">3</text:a><text:a xlink:type="simple" xlink:href="http://40.media.tumblr.com/52b8dd16b0d97f10af62f73a0f35c25f/tumblr_nmoags7p3U1soeabho1_500.jpg" text:style-name="Internet_20_link" text:visited-style-name="Visited_20_Internet_20_Link">U</text:a><text:a xlink:type="simple" xlink:href="http://40.media.tumblr.com/52b8dd16b0d97f10af62f73a0f35c25f/tumblr_nmoags7p3U1soeabho1_500.jpg" text:style-name="Internet_20_link" text:visited-style-name="Visited_20_Internet_20_Link">1</text:a><text:a xlink:type="simple" xlink:href="http://40.media.tumblr.com/52b8dd16b0d97f10af62f73a0f35c25f/tumblr_nmoags7p3U1soeabho1_500.jpg" text:style-name="Internet_20_link" text:visited-style-name="Visited_20_Internet_20_Link">soeabho</text:a><text:a xlink:type="simple" xlink:href="http://40.media.tumblr.com/52b8dd16b0d97f10af62f73a0f35c25f/tumblr_nmoags7p3U1soeabho1_500.jpg" text:style-name="Internet_20_link" text:visited-style-name="Visited_20_Internet_20_Link">1_500.</text:a><text:a xlink:type="simple" xlink:href="http://40.media.tumblr.com/52b8dd16b0d97f10af62f73a0f35c25f/tumblr_nmoags7p3U1soeabho1_500.jpg" text:style-name="Internet_20_link" text:visited-style-name="Visited_20_Internet_20_Link">jpg</text:a></text:p>
      <text:p text:style-name="P1">Podpis kursywą:</text:p>
      <text:p text:style-name="P1">Wollap dla zwrócenia uwagi. Wstawiłbym cycki, ale Wollap&gt;cycki, a kto się nie zna, ten trąba.</text:p>
      <text:p text:style-name="P1"><text:s/></text:p>
      <text:p text:style-name="P1">Z pewnością dla wielu z was odcinek był jednym wielkim zawodem. Spodziewaliście się, nie wiem, eksplozji, pościgów, zniszczeń, albo przynajmniej potężnej fabuły z PUENTOM. Słyszałem bardzo wiele narzekań i zarzutów dotyczących tego odcinka, więc podchodziłem do niego z rezerwą, zazwyczaj zachowywaną dla trędowatych.</text:p>
      <text:p text:style-name="P1"/>
      <text:p text:style-name="P1">Po obejrzeniu muszę stwierdzić, że większość zarzutów była słuszna.</text:p>
      <text:p text:style-name="P1"/>
      <text:p text:style-name="P1">I na usta ciśnie się tylko jedno, jedyne pytanie – czy osoby krytykujące odcinek wiedzą w ogóle, co oglądają?</text:p>
      <text:p text:style-name="P1"/>
      <text:p text:style-name="P1">ODCINEK ZAPEWNIŁ MI WSZYSTKO, CZEGO OCZEKIWAŁEM! WSZYSTKO! CAŁE CHOLERNE DWADZIEŚCIA SZEŚĆ MINUT PRZESIEDZIAŁEM Z UŚMIECHEM NA TWARZY (Dobra, tak naprawdę to trochę więcej, bo miejscami musiałem przewijać w tył, żeby zrozumieć, co mówią, ale wiadomo, o co chodzi).</text:p>
      <text:p text:style-name="P1"/>
      <text:p text:style-name="P1">Pewnie wiecie, że marzył mi się powrót do pierwszego sezonu, który polegał na TWILIGHT UCZĄCEJ SIĘ ŻYCIA, czyli AUTYSTYCZNY JEDNOROŻEC: THE MOVIE. Tutaj dostałem dokładnie to, czego oczekiwałem. Głęboko gdzieś mam imperatywy, motywy przewodnie czegokolwiek i takie tam, ja chcę oglądać przygody autystycznego jednorożca, które przy okazji byłyby dobre. Mieszanie patosu, podniosłości i głębokich przemyśleń z ponikami wygląda jak Hitler na zjeździe libertarianów – groteskowo do przesady.</text:p>
      <text:p text:style-name="P1"/>
      <text:p text:style-name="P1">Kolorowe koniki + przyjaźń + kolorowy, ciepły humor + niebanalne rozwiązanie banalnego problemu == szczęśliwy Jarwin.</text:p>
      <text:p text:style-name="P1"/>
      <text:p text:style-name="P1">Teraz krótkie streszczenie odcinka: Twilight źle czuje się w zamku, bo jest dla niej po prostu obcy. Przyjaciółki postanawiają poprawić atmosferę w jej domostwie, ale ostatecznie dają to, co same chciałyby otrzymać (przy okazji świetne wykorzystanie charakterów postaci, a ich rozmowa to MOTHERPOLDEK COMEDY GENIOUS), w czasie gdy Spike próbuje zająć księżniczkę czymkolwiek-poza-zamkiem. Ostatecznie zdają sobie sprawę z tego, że postąpiły po prostu głupio (to trochę jakby przynieść wódkę niepijącemu) i próbują naprawić swój błąd. Przypominają sobie, co Twilight lubiła w swoim starym domu (KSIĄŻKI, KSIĄŻKI, KSIĄŻKI), przy okazji wspominając ich własne wspomnienia związane z tym miejscem (A PAMIĘTACIE, JAK WYLECIAŁ W POWIETRZE?!). Ostatecznie wykopują <office:annotation><dc:date>0000-00-00T00:00:00</dc:date><text:p text:style-name="P11"><text:span text:style-name="T3">walnij toto kursywą</text:span></text:p></office:annotation><office:annotation><dc:date>0000-00-00T00:00:00</dc:date><text:p text:style-name="P11"><text:span text:style-name="T3">ok, ale tylko raz otrzymujesz taką przysługę. Następnym razem taka prośba pozostanie bez odzewu.</text:span></text:p></office:annotation>artefakt z domu Twilight i wieszają <text:soft-page-break/>go w głównej sali. Każdy z kryształów, który się tam znalazł symbolizuje inne, wspólne wspomnienie.</text:p>
      <text:p text:style-name="P1"/>
      <text:p text:style-name="P1">Słyszałem kiedyś świetny tekst o squotach – squot to nie miejsce, squot to ludzie. Możesz mieć świetną lokalizację, wyremontowaną ruderę, ale jeśli wśród mieszkańców będzie dochodziło do tarć i nieuczciwości – to miejsce się rozpadnie. I vice versa, squot będzie trwał, jeśli sam budynek zostanie zburzony lub przejęty – może w innym miejscu, może pod inną nazwą, ale ciągle ten sam.</text:p>
      <text:p text:style-name="P1"/>
      <text:p text:style-name="P1">Rozumiecie?</text:p>
      <text:p text:style-name="P1"/>
      <text:p text:style-name="P1">Przyjaciółki przypominają Twilight stare czasy i wysyłają jasny sygnał – to tylko miejsce, ale z biegiem czasu nabierze naszego charakteru, stanie się naszym domem. Miejsce jest tyle warte, co ludzie je wykorzystujący – bo co z tego, że miałbyś genialną miejscówkę 24\7, jeśli jedyną osobą, z którą będziesz w niej spędzał czas, będziesz TY sam? Jeśli to będzie garaż dla ciebie, w którym tylko śpisz, jesz i srasz, a po 20 paru latach wymienisz je na inne, bezpłciowe mieszkanie?</text:p>
      <text:p text:style-name="P1"/>
      <text:p text:style-name="P1">Przy ostatniej scenie rozpłynąłem się jak Żyd wychodzący z obozu pracy. Albo jak moje środki na koncie pod koniec miesiąca.</text:p>
      <text:p text:style-name="P1"/>
      <text:p text:style-name="P1">Dużo ciepłego humoru + poniki, dziękuję, dobranoc. Zrobiłbym pełną analizę wideo, z dokładnym tłumaczeniem co, jak i dlaczego, ale mi się nie chce + nie mam na to środków.</text:p>
      <text:p text:style-name="P1"/>
      <text:p text:style-name="P1">Odcinek 11\11 a kto twierdzi inaczej, ten się na niczym nie zna. Ludzie którzy to oglądali nie wiedzą, o czym jest odcinek, wstyd.</text:p>
      <text:p text:style-name="P1"/>
      <text:p text:style-name="P1">I to by było na tyle.</text:p>
      <text:p text:style-name="P1"/>
      <text:p text:style-name="P1"/>
      <text:p text:style-name="P1"><text:span text:style-name="T2">ARES PRIME</text:span></text:p>
      <text:p text:style-name="P3"/>
      <text:p text:style-name="P4">Nie będę się zbytnio rozpisywał, ale swoje trzy bity wtrącę. Zauważyliście, że im dłużej leci serial, tym bardziej sunie się ku dnu? Przykłady? Proszę bardzo – Lost, Prison Break, Transformers G1, Arrow, House...</text:p>
      <text:p text:style-name="P2">Ale naszemu serialowi, który znamy i kochamy my, porąbani maniacy kucyków, z pewnością nie grozi zatonięcie w Rowie Mariańskim, tylko wspinaczka na szczyt chwały wielki jak Mount Everest. Cholera, a miałem się nie rozpisywać. Dobra, do rzeczy.</text:p>
      <text:p text:style-name="P2"/>
      <text:p text:style-name="P4">W serialu zdaje się ostatnio mieliśmy trochę zbyt epickich momentów – Twi zostaje księżniczką, wdaje się w turbołomot z Tirekiem, potężne artefakty, Igrzyska Equestrii i inne takie. Słowem, chyba twórcy ciut za bardzo nam i sobie pofolgowali, idąc w epickość i OP. I musieli to zauważyć, bowiem ten odcinek jest moim zdaniem najlepszy, jaki dotąd pojawił się od dłuższego czasu. Jak kto jeszcze nie oglądał, ten niech się nawet nie pokazuje, ale przypomnę, <text:soft-page-break/>o co chodzi. Fabuła odcinka na pozór banalna – Twilight nie może przyzwyczaić się do mieszkania w swoim nowym zamku. Jest wielki, pusty i luksusowy – księżniczka zatem woli spędzać czas z przyjaciółkami, pomagając im jak najdłużej i najwięcej się da. Mane6 widzą, co się z nią dzieje i ofiarowują swoją pomoc w urządzeniu zameczku, tak aby stał się dla Twi prawdziwym domem.</text:p>
      <text:p text:style-name="P2"/>
      <text:p text:style-name="P4">Ale dlaczego uważam ten odcinek za najlepszy póki co? Bo to kawał slice of life, okraszony humorem i dużą dawką ciepłego przesłania. Naprawdę, widać to najlepiej po zachowaniu Twi i jej wizycie w spa – kurczę, taka fryzurka i każdy ogier jest jej. No i background pony też wystąpiły – Aloe i Lotus, zapomniane prawie od 1 sezonu, znów przemawiają. Ech... słodycz.</text:p>
      <text:p text:style-name="P4">Co jednak najbardziej mnie urzekło? Ostateczne rozwiązanie – udekorowanie sufitu głównej sali korzeniami dawnej biblioteki i ozdobienie jej kryształami przedstawiającymi WSZYSTKIE, powtarzam, WSZYSTKIE wydarzenia, jakie się tam odbyły. No bombka po prostu – takie posuniecie było genialne, ciepłe i wzruszające. To naprawdę pierwsza iskierka do zapalenia prawdziwego domowego ogniska, pierwszy krok do stworzenia Twilight nowego domu, w którym czułaby się swobodnie.</text:p>
      <text:p text:style-name="P2"/>
      <text:p text:style-name="P4">Oczywiście nie byłbym sobą, jakbym do czegoś się nie doczepił – piosenka. Cóż, uważam, że od czwartego sezonu spadły trochę na jakości. Jakoś nie wyczuwam polotu i nie mają aż tak dużej genialności, jak na początku. Ale i tak ten odcinek jest genialny.</text:p>
      <text:p text:style-name="P2"/>
      <text:p text:style-name="P4">To tyle.</text:p>
      <text:p text:style-name="P4"/>
      <text:p text:style-name="P8">SPIDIvonMARDER</text:p>
      <text:p text:style-name="P4"/>
      <text:p text:style-name="P4"/>
      <text:p text:style-name="P2">Odcinek z serii „miło obejrzeć, ale szału nie ma”, raczej nie będę go powtarzał w nieskończoność, tak jak genialnego Lesson Zero/Lekcja Zerowa czy For Whom the Sweetie belle Toils/Oklaski dla Sweetie Belle.</text:p>
      <text:p text:style-name="P2">Typowe okruchy życia, bez wyrazistej pointy, z kilkoma śmiesznymi momentami i ciekawostkami. Mane 6 udaje, że nie umie niczego wykonać porządnie. To już było i trochę ciężko w to uwierzyć.</text:p>
      <text:p text:style-name="P1"/>
      <text:p text:style-name="P7">aTOM</text:p>
      <text:p text:style-name="P2"/>
      <text:p text:style-name="P4">Kolejny odcinek, kolejna piosenka, kolejny średniaczek. Było parę naprawde zabawnych momentów („I win!” czy wejście Bulka Bicepsa), świetny głos Aloe, wnętrze zamku napędzane przez techologię TARDIS (z zewnątrz wygląda na mniejszy...) oraz nawiązania do poprzednich odcinków. Fabuła nie była co prawda niczym odkrywczym, aczkolwiek zakończenie... miodzio. Nawiązania do kilku poprzednich sezonów, przytaszczenie przez przyjaciółki Twilight prawie całej pozostałości jej poprzedniego domu do zamku. No i fakt, że mimo wszystko każda z nich dodała coś od siebie do zameczku. Ale brakowało mi większej ilości smutku z powodu utraty przez Księżniczkę Jajogłową biblioteki i jej właściwego domu. Jedynie bardzo krótka scena <text:soft-page-break/>przez zgliszczami pozostawia niedosyt. Wątek przyzwyczajania się do nowego domu przez Twilight mógł być lepiej zrobiony. 6/10.</text:p>
      <text:p text:style-name="P4"/>
      <text:p text:style-name="P5"><text:span text:style-name="T2">Dolar84</text:span></text:p>
      <text:p text:style-name="P6"/>
      <text:p text:style-name="P5">Odcinek będący tym, co mnie przyciągnęło do MLP. Bez fajerwerków, bez pościgów, walk, akcji – po prostu normalne życie i radzenie sobie z problemami doprawione szczyptą humoru. Snowflake-masażysta sprawił, iż niemal udusiłem się ze śmiechu, a rozmowy pomiędzy piątką dekoratorek co chwila wywoływały wybuch radosnego rechotu. Jeżeli chodzi o samą fabułę, to była przewidywalna od początku do końca, ale to akurat w tym odcinku nie stanowiło problemu. Oglądając, domyślasz się, jak całość się skończy, ale i tak jesteś ciekaw, jak dokładnie problem zostanie rozwiązany. No i rzecz jasna Rarity, która zdominowała resztę była zdecydowanym plusem tego odcinka. Nie można również zapomnieć o może nie rewelacyjnej, ale całkiem niezłej piosence. Ogólnie rzecz biorąc, przyjemny odcinek, do którego z pewnością jeszcze wrócę. YEAH!</text:p>
      <text:p text:style-name="P5"/>
      <text:p text:style-name="P5"><text:span text:style-name="T2">OneTwo<text:line-break/><text:line-break/></text:span>Nasze bohaterki nie popisały się inteligencją w tym odcinku, ale zupełnie nie przeszkadzało to podczas oglądania. Wręcz głupota ubrana w humor stanowiła największą wartość odcinka, bo jak inaczej nazwać poczynania domorosłych dekoratorek zamku oraz ich późniejsze sprzeczki. Oprócz miłej, chociaż przewidywalnej fabuły dostaliśmy kilka fajnych gagów i wspaniałą pluszową Rarity. Do tego wszystkiego dochodzi średniawa jak na standardy MLP piosenka, jednak ogólnie odcinek wychodzi na plus.</text:p>
      <text:p text:style-name="P5"/>
      <text:p text:style-name="P5"><text:span text:style-name="T2">Macter4</text:span></text:p>
      <text:p text:style-name="P2">Jak ja kocham lenistwo twórców w przygotowywaniu pomieszczeń. Zamek ma rząd pokoi, ale i tak akcja toczy się w 2 z nich – sali tronowej i jadalni. Serio, aż tak trudno zaprojektować sypialnie/bibliotekę/kuchnię/cokolwiek i wstawić to do odcinka ?! Dalszym minusem jest brak inteligencji, choć mam problemy z decyzją, kto wykazał się jej większym niedoborem. Twilight, która w tak absurdalny sposób unikała przebywania w pałacu, czy reszta, dekorując go w sposób, jaki odpowiada im, a nie mieszkającej tam księżniczce. Piosenka również nie zachwyca, choć nie wiem czy to dlatego że jest słaba, czy też z przejedzenia się stylem Daniela Ingrama. Na plus na pewno zasługuje scena pod zgliszczami biblioteki i rozmowa z Spikem. No i oczywiście scena z Bulk Bicepsem – jest ona tak przepełniona absurdem, że nie można się przy niej nie śmiać. A rozwiązanie problemu odcinka? Powiedzmy, że akceptuję pomysł twórców, choć szału i logiki (jak przez większą część tego epizodu) w tym większej nie ma. Zaś całość wbrew pozorom nie jest taka zła, jak by wynikało z mojej oceny.</text:p>
      <text:p text:style-name="P5"/>
      <text:h text:style-name="P10" text:outline-level="10"><text:bookmark text:name="h.nlr607rhqt2p"/>Cahan</text:h>
      <text:p text:style-name="P5"/>
      <text:p text:style-name="P5">Odcinek poświęcony nowej chałupie Twilight? Czemu nie? Podchodziłam do tego epizodu pełna nadziei, ale srogo się zawiodłam. Zacznę może od tego, że nie jestem fanką slice of life w <text:soft-page-break/>MLP, tylko wolę, jak się wzajemnie tłuką, są dla siebie wredne, a najlepiej by było, gdyby się w końcu pozabijały. Tak, jestem dziwna. Niestety, tutaj nie mieliśmy nawet do czynienia z nudnym plasterkiem życia codziennego, lecz z pięknym pokazem debilizmu w najczystszej formie. Począwszy od Księżniczki Przyjaźni, która unikała swego domu poprzez mycie zwierząt i kopanie rowów (może jej przeznaczeniem jest tak naprawdę dola robola na budowie?), ponieważ jest zbyt mało inteligentna, by robić to jakoś bardziej subtelnie i naturalnie albo poprosić przyjaciółki o nocleg, a skończywszy na wyczynach reszty patatajającej bandy. Dekorowanie zamku pokazywało jedynie skrajną głupotę, choć akurat to, co robiła Rarcia było całkiem całkiem i chociaż pasowało do budynku. Pinkie próbująca zrobić z tego miejsca salę zabaw dla źrebaków, Dash, która wszędzie musi walnąć obrazki ze sobą samą bądź ze swoją ulubioną drużyną latającą, Flutter i jej minizoo (Hmm… Tak tu trochę brzydko, a wstawię niedźwiedzia, zrobi kupę na podłogę i od razu będzie weselej!) oraz Applejack, która chyba mieszka w chlewie, skoro sypie słomę i ziemię (pewnie trociny) na podłogę… Taaa… Do tego śpiewały całkiem miłą piosenkę, choć Rainbow z początku mocno fałszowała. Tu tylko Spike dawał radę i nie dziwię się jego frustracji na samym końcu. No i grzywka panny alikorn wyglądała fajnie. Odcinek? Nuda, głupota i słabizna.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2T00:36:12.132000000</dc:date>
    <meta:editing-duration>PT25M39S</meta:editing-duration>
    <meta:document-statistic meta:table-count="0" meta:image-count="0" meta:object-count="0" meta:page-count="5" meta:paragraph-count="40" meta:word-count="1699" meta:character-count="11417" meta:non-whitespace-character-count="9734"/>
  </office:meta>
</office:document-meta>
</file>